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c85" officeooo:paragraph-rsid="0005fc85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fc85" officeooo:paragraph-rsid="0005fc8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5fc85" officeooo:paragraph-rsid="0005fc8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7ab56" officeooo:paragraph-rsid="0007ab5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8ed4b" officeooo:paragraph-rsid="0008ed4b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8fbf7" officeooo:paragraph-rsid="0008fbf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c9bb6" officeooo:paragraph-rsid="000c9bb6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6aff3" officeooo:paragraph-rsid="001cf454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81919" officeooo:paragraph-rsid="0019f048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c9bb6" officeooo:paragraph-rsid="000c9bb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c9bb6" officeooo:paragraph-rsid="00122a9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3e740" officeooo:paragraph-rsid="001cf454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normal" officeooo:rsid="000d470d" officeooo:paragraph-rsid="000d470d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3e740" officeooo:paragraph-rsid="0016aff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07ab56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0d470d" officeooo:paragraph-rsid="00122a9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05fc85" officeooo:paragraph-rsid="0005fc85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weight="bold" officeooo:rsid="0005fc85" officeooo:paragraph-rsid="00210273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2267a9" officeooo:paragraph-rsid="002267a9" style:font-size-asian="17.5pt" style:font-weight-asian="bold" style:font-size-complex="20pt" style:font-weight-complex="bold"/>
    </style:style>
    <style:style style:name="P20" style:family="paragraph" style:parent-style-name="Standard">
      <style:text-properties fo:font-size="16pt" officeooo:paragraph-rsid="00210273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paragraph-rsid="002267a9" style:font-size-asian="16pt" style:font-size-complex="16pt"/>
    </style:style>
    <style:style style:name="P22" style:family="paragraph" style:parent-style-name="Standard">
      <style:text-properties fo:font-size="16pt" officeooo:rsid="002267a9" officeooo:paragraph-rsid="002267a9" style:font-size-asian="16pt" style:font-size-complex="16pt"/>
    </style:style>
    <style:style style:name="P23" style:family="paragraph" style:parent-style-name="Standard">
      <style:text-properties fo:font-size="16pt" officeooo:paragraph-rsid="00266412" style:font-size-asian="16pt" style:font-size-complex="16pt"/>
    </style:style>
    <style:style style:name="P24" style:family="paragraph" style:parent-style-name="Standard">
      <style:text-properties fo:font-size="16pt" officeooo:paragraph-rsid="0027d7ea" style:font-size-asian="16pt" style:font-size-complex="16pt"/>
    </style:style>
    <style:style style:name="P25" style:family="paragraph" style:parent-style-name="Standard">
      <style:text-properties fo:font-size="16pt" officeooo:paragraph-rsid="002baa57" style:font-size-asian="16pt" style:font-size-complex="16pt"/>
    </style:style>
    <style:style style:name="P26" style:family="paragraph" style:parent-style-name="Standard">
      <style:text-properties fo:font-size="16pt" officeooo:paragraph-rsid="002f2c2f" style:font-size-asian="16pt" style:font-size-complex="16pt"/>
    </style:style>
    <style:style style:name="P27" style:family="paragraph" style:parent-style-name="Standard">
      <style:text-properties officeooo:paragraph-rsid="002baa57"/>
    </style:style>
    <style:style style:name="P28" style:family="paragraph" style:parent-style-name="Standard">
      <style:paragraph-properties fo:text-align="start" style:justify-single-word="false"/>
      <style:text-properties officeooo:paragraph-rsid="002f2c2f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6pt" officeooo:paragraph-rsid="002267a9" style:font-size-asian="16pt" style:font-size-complex="16pt"/>
    </style:style>
    <style:style style:name="P30" style:family="paragraph">
      <loext:graphic-properties draw:fill-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ed4b" style:font-weight-asian="bold" style:font-weight-complex="bold"/>
    </style:style>
    <style:style style:name="T3" style:family="text">
      <style:text-properties fo:font-weight="bold" officeooo:rsid="000eca0b" style:font-weight-asian="bold" style:font-weight-complex="bold"/>
    </style:style>
    <style:style style:name="T4" style:family="text">
      <style:text-properties officeooo:rsid="0008ed4b"/>
    </style:style>
    <style:style style:name="T5" style:family="text">
      <style:text-properties officeooo:rsid="0008fbf7"/>
    </style:style>
    <style:style style:name="T6" style:family="text">
      <style:text-properties officeooo:rsid="000f224c"/>
    </style:style>
    <style:style style:name="T7" style:family="text">
      <style:text-properties officeooo:rsid="0011dfb5"/>
    </style:style>
    <style:style style:name="T8" style:family="text">
      <style:text-properties fo:font-size="18pt" fo:font-weight="normal" officeooo:rsid="000d470d" style:font-size-asian="18pt" style:font-weight-asian="normal" style:font-size-complex="18pt" style:font-weight-complex="normal"/>
    </style:style>
    <style:style style:name="T9" style:family="text">
      <style:text-properties fo:font-size="18pt" officeooo:rsid="000d470d" style:font-size-asian="18pt" style:font-size-complex="18pt"/>
    </style:style>
    <style:style style:name="T10" style:family="text">
      <style:text-properties fo:font-size="18pt" officeooo:rsid="0013e740" style:font-size-asian="18pt" style:font-size-complex="18pt"/>
    </style:style>
    <style:style style:name="T11" style:family="text">
      <style:text-properties fo:font-size="16pt" fo:font-weight="normal" officeooo:rsid="0007ab56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22a96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2baa57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2d9c54" style:font-size-asian="14pt" style:font-weight-asian="normal" style:font-size-complex="16pt" style:font-weight-complex="normal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2baa57" style:font-size-asian="16pt" style:font-weight-asian="normal" style:font-size-complex="16pt" style:font-weight-complex="normal"/>
    </style:style>
    <style:style style:name="T17" style:family="text">
      <style:text-properties fo:font-size="16pt" fo:font-weight="bold" officeooo:rsid="0007ab56" style:font-size-asian="14pt" style:font-weight-asian="bold" style:font-size-complex="16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2baa57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27d7ea" style:font-size-asian="16pt" style:font-size-complex="16pt"/>
    </style:style>
    <style:style style:name="T22" style:family="text">
      <style:text-properties officeooo:rsid="0013b432"/>
    </style:style>
    <style:style style:name="T23" style:family="text">
      <style:text-properties officeooo:rsid="0016aff3"/>
    </style:style>
    <style:style style:name="T24" style:family="text">
      <style:text-properties officeooo:rsid="0019f048"/>
    </style:style>
    <style:style style:name="T25" style:family="text">
      <style:text-properties officeooo:rsid="001f6894"/>
    </style:style>
    <style:style style:name="T26" style:family="text">
      <style:text-properties officeooo:rsid="000eca0b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font-size="26pt" fo:font-weight="bold" officeooo:rsid="002267a9" style:font-size-asian="22.75pt" style:font-weight-asian="bold" style:font-size-complex="26pt" style:font-weight-complex="bold"/>
    </style:style>
    <style:style style:name="T29" style:family="text">
      <style:text-properties officeooo:rsid="0024bc30"/>
    </style:style>
    <style:style style:name="T30" style:family="text">
      <style:text-properties officeooo:rsid="0025019f"/>
    </style:style>
    <style:style style:name="T31" style:family="text">
      <style:text-properties officeooo:rsid="0027d7ea"/>
    </style:style>
    <style:style style:name="T32" style:family="text">
      <style:text-properties officeooo:rsid="002baa5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20pt" fo:font-weight="bold" officeooo:rsid="0005fc85" style:font-size-asian="20pt" style:font-weight-asian="bold" style:font-size-complex="20pt" style:font-weight-complex="bold"/>
    </style:style>
    <style:style style:name="T35" style:family="text">
      <style:text-properties fo:font-size="20pt" fo:font-weight="normal" style:font-size-asian="20pt" style:font-weight-asian="normal" style:font-size-complex="20pt" style:font-weight-complex="normal"/>
    </style:style>
    <style:style style:name="T36" style:family="text">
      <style:text-properties style:font-name="LKLUG" fo:font-size="16pt" fo:font-weight="bold" style:font-size-asian="16pt" style:font-weight-asian="bold" style:font-size-complex="16pt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2baa57"/>
    </style:style>
    <style:style style:name="T39" style:family="text">
      <style:text-properties officeooo:rsid="002d9c54"/>
    </style:style>
    <style:style style:name="gr1" style:family="graphic">
      <style:graphic-properties draw:fill-color="#000000" draw:textarea-horizontal-align="justify" draw:textarea-vertical-align="middle" draw:auto-grow-height="false" fo:min-height="0.1043in" fo:min-width="0.22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8">Εργασία Παγκόσμιου Ιστού Μέρος 1</text:span> </text:p>
      <text:p text:style-name="P21"><text:s text:c="4"/></text:p>
      <text:p text:style-name="P22"/>
      <text:p text:style-name="P19">Θέμα: <text:span text:style-name="T30">(1)</text:span></text:p>
      <text:p text:style-name="P19"/>
      <text:p text:style-name="P20"><text:s/>Οι <text:span text:style-name="T1">ανανεώσ</text:span><text:span text:style-name="T3">ι</text:span><text:span text:style-name="T1">μες πηγές ενέργειας</text:span> αποτελούν βασικό πα<text:span text:style-name="T26">ρά</text:span>γοντα στην επίβιωση του ανθρώπου στον πλανήτη γη.</text:p>
      <text:p text:style-name="P20"><text:s/>Στις μέρες μας οι πηγές αυτές έχουν εισβάλει για τα καλά στη ζωή μας με τον βαθμό αξιοποίησης τους να εχει αυξηθεί κατά ένα σημαντικό ποσοστό.</text:p>
      <text:p text:style-name="P23"><text:s/>Με την <text:s/>καλύτερη αξιοποίηση τους η ποιότητα ζωής του ανθρώπου μεταβάλ<text:span text:style-name="T26">λ</text:span>εται προς το καλύτερο και ο τρόπος διαχείρ<text:span text:style-name="T26">ι</text:span>σης τους συμβάλει κατά ένα μεγάλο ποσοστό στον τρόπο διαβίωσης του. </text:p>
      <text:p text:style-name="P23"><text:s/></text:p>
      <text:p text:style-name="P23"><text:s/>Επομένως είναι πολύ σημαντικό το κάθε άτομο να γνωρίζει κάποια βασικά πράγματα όπως για παράδειγμα το ποιες είναι οι <text:span text:style-name="T1">ανανεώσιμες πηγές ενέργειας</text:span>, το πως εξάγονται από το περιβάλλον αλλά και όχι μόνο.</text:p>
      <text:p text:style-name="P23"/>
      <text:p text:style-name="P25"><text:s/><text:span text:style-name="T37">Στόχο</text:span><text:span text:style-name="T38">ι</text:span> της ανάπτυξης της ιστοσελίδας <text:span text:style-name="T27">Clean</text:span><text:span text:style-name="T1"> </text:span><text:span text:style-name="T27">Energy</text:span><text:span text:style-name="T1"> </text:span><text:span text:style-name="T27">Clean</text:span><text:span text:style-name="T1"> </text:span><text:span text:style-name="T27">Future</text:span> είναι:</text:p>
      <text:p text:style-name="P25"/>
      <text:p text:style-name="P27"><draw:custom-shape text:anchor-type="paragraph" draw:z-index="0" draw:name="Shape1" draw:style-name="gr1" draw:text-style-name="P30" svg:width="0.2606in" svg:height="0.2087in" svg:x="-0.4335in" svg:y="0.27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"><text:s/></text:span><text:span text:style-name="T36"><text:s text:c="2"/></text:span><text:span text:style-name="T16">Η ε</text:span><text:span text:style-name="T15">νημέρωση των πολιτών για το ποιες είναι οι </text:span><text:span text:style-name="T18">ανανεώσιμες πηγές </text:span></text:p>
      <text:p text:style-name="P25"><text:span text:style-name="T1"><text:s text:c="3"/>ενέργειας</text:span>, το πως αποκτώνται από το περιβάλλον <text:span text:style-name="T31">και</text:span> τους τομείς στους <text:s text:c="10"/></text:p>
      <text:p text:style-name="P27"><text:span text:style-name="T20"><text:s text:c="3"/>οποίους συμβάλλουν παίζοντας καθοριστικό ρόλο.</text:span></text:p>
      <text:p text:style-name="P24"><text:s/></text:p>
      <text:p text:style-name="P26"><draw:custom-shape text:anchor-type="paragraph" draw:z-index="1" draw:name="Shape1" draw:style-name="gr1" draw:text-style-name="P30" svg:width="0.2606in" svg:height="0.2087in" svg:x="-0.4335in" svg:y="0.19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2"><text:s text:c="6"/>Η</text:span> δημοσίευση νέων ειδήσεων που έχουν να κάνουν με αυτές αλλά και το <text:s text:c="3"/></text:p>
      <text:p text:style-name="P26"><text:s text:c="3"/>να δώσει τη δυνατότητα στους πολίτες να εκφράσουν τις δικές τους <text:s/></text:p>
      <text:p text:style-name="P26"><text:s text:c="3"/>απόψεις σε ότι έχει να κάνει με αυτές τις πηγές ενέργειας. </text:p>
      <text:p text:style-name="P18"/>
      <text:p text:style-name="P28"><draw:custom-shape text:anchor-type="paragraph" draw:z-index="2" draw:name="Shape1" draw:style-name="gr1" draw:text-style-name="P30" svg:width="0.2606in" svg:height="0.2087in" svg:x="-0.4335in" svg:y="0.19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3"><text:s text:c="6"/>Η ευαισθητοποίηση και η μαζική ώθηση </text:span><text:span text:style-name="T14">προς τη χρησιμοποίηση τους <text:s text:c="3"/></text:span></text:p>
      <text:p text:style-name="P28"><text:span text:style-name="T14"><text:s text:c="3"/>στο προσεχώς μέλλον.</text:span><text:span text:style-name="T34"> </text:span></text:p>
      <text:p text:style-name="P2"/>
      <text:p text:style-name="P2"/>
      <text:p text:style-name="P2"/>
      <text:p text:style-name="P2"/>
      <text:p text:style-name="P2"><text:soft-page-break/>Κύρια Συστατικά που χρησιμοποιήθηκαν στο site: <text:span text:style-name="T29">(3)</text:span></text:p>
      <text:p text:style-name="P2"/>
      <text:p text:style-name="P2"/>
      <text:p text:style-name="P3"><text:s/>Όσον αναφορά το χτίσιμο του website, χρησιμοποιήθηκαν οι τεχνολογίες html, css, javascript, καθώς και μία έτοιμη βιβλιοθήκη της bootstrap.</text:p>
      <text:p text:style-name="P8"/>
      <text:p text:style-name="P8"><text:span text:style-name="T25"><text:s/>Τo</text:span> site έχει χτισθεί με ανταπόκριση τόσο σε κινητά(πολύ μικρές οθόνες), όσο και για laptop, pc, tv (μεγάλες οθόνες). </text:p>
      <text:p text:style-name="P12"/>
      <text:p text:style-name="P7"><text:s/>Κάθε σελίδα <text:span text:style-name="T6">του site</text:span> ακολουθεί την <text:span text:style-name="T7">παρακάτω</text:span> διάταξη:</text:p>
      <text:p text:style-name="P10">1) Menu-bar</text:p>
      <text:p text:style-name="P10">2) Content</text:p>
      <text:p text:style-name="P11">3) Footer</text:p>
      <text:p text:style-name="P16"/>
      <text:p text:style-name="P11"><text:span text:style-name="T9"><text:s text:c="36"/>Menu-bar <text:s/></text:span><text:span text:style-name="T10">- Content</text:span><text:span text:style-name="T8">:</text:span></text:p>
      <text:p text:style-name="P13"/>
      <text:p text:style-name="P4"><text:s/>Εμπεριέχει την κεντρική σελίδα (<text:span text:style-name="T1">Home</text:span>), μέσα από την οποία γίνεται μία μικρή εισαγωγή ως προς τους φυσικούς πόρους και το περιεχόμενο.</text:p>
      <text:p text:style-name="P4"/>
      <text:p text:style-name="P15"><text:span text:style-name="T11"><text:s/>Έπειτα την ε</text:span><text:span text:style-name="T12">νότητα</text:span><text:span text:style-name="T11"> </text:span><text:span text:style-name="T17">Technology</text:span><text:span text:style-name="T11">, η οποία παρέχει πληροφορίες σχετικά με τις τεχνολογίες γύρω από τις ανανεώσιμες πηγές ενέργειας.</text:span></text:p>
      <text:p text:style-name="P4"/>
      <text:p text:style-name="P4"><text:s/>Συνεχίζ<text:span text:style-name="T4">ει με την ενότητα </text:span><text:span text:style-name="T2">Energy &amp; Economy</text:span><text:span text:style-name="T4"> , όπου έχουν τοποθετηθεί και κάποια sublinks κάτω από το κεντρικό μενού , τα οποία έχουν γίνει attached με id της σελίδας , για απευθείας μετάβαση σε συγκεκριμένο περιεχόμενο.</text:span></text:p>
      <text:p text:style-name="P5"><text:s/>Η σελίδα αυτή εκτός από πληροφορίες γύρω από την Οικονομία στην “καθαρή” ενέργεια, περιλαμβάνει και ευρωπαϊκά στατιστικά .</text:p>
      <text:p text:style-name="P5"/>
      <text:p text:style-name="P5"><text:s/>Ακολουθεί η ενότητα <text:span text:style-name="T1">News</text:span> , μέσα από την οποία γίνεται καθημερινή ενημέρωση με νέα άρθρα.</text:p>
      <text:p text:style-name="P5"/>
      <text:p text:style-name="P5"><text:s/>Και τελειώνει με το <text:span text:style-name="T1">Forum </text:span>, μία κοινότητα ειδικά διαμορφωμένη για ομαλή επικοινωνία μεταξύ των χρηστών , <text:span text:style-name="T5">ακόμα και αν αυτοί δεν είναι συνδεδεμένοι.</text:span></text:p>
      <text:p text:style-name="P6"><text:soft-page-break/><text:s/>Για πλήρης αξιοποίηση και συμμετοχή <text:span text:style-name="T22">των χρηστών</text:span> , το <text:span text:style-name="T1">Forum </text:span>χρησιμοποιεί δύο sublinks, το <text:span text:style-name="T1">Log in </text:span>και το <text:span text:style-name="T1">Register</text:span>. </text:p>
      <text:p text:style-name="P6"><text:s/>Μέσα από το <text:span text:style-name="T1">Register </text:span>οι χρήστες έχουν τη δυνατότητα εγγραφής στην βάση δεδομένων του site. </text:p>
      <text:p text:style-name="P6"><text:s/>Καθώς και μέσα από το <text:span text:style-name="T1">Log in </text:span>να συνδεθούν ώστε να μπορούν να ανεβάσουν απόψεις ή σχόλια.</text:p>
      <text:p text:style-name="P6"><text:s/>Μία ακόμη αξιοσημείωτη λειτουργία είναι η <text:span text:style-name="T1">recover </text:span>επιλογή που δίνεται στους χρήστες σε περίπτωση που ξεχάσουν τον κωδικό τους, και μπορούν να τον επαναφέρουν μέσω email.</text:p>
      <text:p text:style-name="P6"><text:s/>Tέλος, κλείνοντας το κεντρικό menu ,η λειτουργία <text:span text:style-name="T1">search</text:span> με το αντίστοιχο εικονίδιο μας δίνει την δυνατότητα αναζήτησης μέσα στο site συγκεκριμένων άρθρων και σελίδων.</text:p>
      <text:p text:style-name="P6"/>
      <text:p text:style-name="P14"><text:s text:c="48"/>F<text:span text:style-name="T23">ooter:</text:span></text:p>
      <text:p text:style-name="P9"><text:s/>Το <text:span text:style-name="T1">footer </text:span>αναφέρει <text:span text:style-name="T24">ονομαστικά</text:span> την σχεδιαστική ομάδα του site <text:span text:style-name="T24">καθώς και την πιστοποίηση της πνευματικής ιδιοκτησίας</text:span> και παρέχει τρόπο επικοινωνίας στους χρήστες μέσω διαφόρων social media.</text:p>
      <text:p text:style-name="P6"/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1:55:45.891387512</meta:creation-date>
    <dc:date>2020-04-24T21:47:22.904966968</dc:date>
    <meta:editing-duration>PT41M3S</meta:editing-duration>
    <meta:editing-cycles>32</meta:editing-cycles>
    <meta:generator>LibreOffice/6.3.5.2$Linux_X86_64 LibreOffice_project/30$Build-2</meta:generator>
    <meta:document-statistic meta:table-count="0" meta:image-count="0" meta:object-count="0" meta:page-count="3" meta:paragraph-count="39" meta:word-count="514" meta:character-count="3409" meta:non-whitespace-character-count="2760"/>
  </office:meta>
</office:document-meta>
</file>